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reateConstructionMock( Class &lt; T &gt; type , Function &lt; MockedConstruction . Context , MockCreationSettings &lt; T &gt; &gt; settingsFactory , Function &lt; MockedConstruction . Context , MockHandler &lt; T &gt; &gt; handlerFactory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StaticMock( Class &lt; T &gt; type ,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Spy( MockCreationSettings &lt; T &gt; settings , MockHandler handler , 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